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3119" officeooo:paragraph-rsid="00013119"/>
    </style:style>
    <style:style style:name="P2" style:family="paragraph" style:parent-style-name="Standard" style:list-style-name="L1">
      <style:text-properties officeooo:rsid="00013119" officeooo:paragraph-rsid="0007695b"/>
    </style:style>
    <style:style style:name="P3" style:family="paragraph" style:parent-style-name="Standard" style:list-style-name="L1">
      <style:text-properties officeooo:rsid="0003ce5e" officeooo:paragraph-rsid="0003ce5e"/>
    </style:style>
    <style:style style:name="P4" style:family="paragraph" style:parent-style-name="Standard" style:list-style-name="L1">
      <style:text-properties officeooo:rsid="000496a4" officeooo:paragraph-rsid="000496a4"/>
    </style:style>
    <style:style style:name="P5" style:family="paragraph" style:parent-style-name="Standard" style:list-style-name="L1">
      <style:text-properties officeooo:rsid="0004ecd6" officeooo:paragraph-rsid="0004ecd6"/>
    </style:style>
    <style:style style:name="P6" style:family="paragraph" style:parent-style-name="Standard" style:list-style-name="L1">
      <style:text-properties officeooo:rsid="00068d79" officeooo:paragraph-rsid="00068d79"/>
    </style:style>
    <style:style style:name="P7" style:family="paragraph" style:parent-style-name="Standard" style:list-style-name="L1">
      <style:text-properties officeooo:rsid="0007695b" officeooo:paragraph-rsid="0007695b"/>
    </style:style>
    <style:style style:name="T1" style:family="text">
      <style:text-properties officeooo:rsid="0004ecd6"/>
    </style:style>
    <style:style style:name="T2" style:family="text">
      <style:text-properties officeooo:rsid="00092e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14076202765982196" text:style-name="L1">
        <text:list-item>
          <text:p text:style-name="P1">Background</text:p>
          <text:list>
            <text:list-item>
              <text:p text:style-name="P1">this is duckietown (copy from website<text:span text:style-name="T1">)</text:span></text:p>
            </text:list-item>
            <text:list-item>
              <text:p text:style-name="P1">problem, and why you should care</text:p>
              <text:list>
                <text:list-item>
                  <text:p text:style-name="P1">The students have to ssh into their duckiebots every time they want to test or show off their code.</text:p>
                  <text:list>
                    <text:list-item>
                      <text:p text:style-name="P1">show in excruciating detail what has to be done in order to run a program on the bot, both remote and ssh'ing methods.</text:p>
                    </text:list-item>
                  </text:list>
                </text:list-item>
                <text:list-item>
                  <text:p text:style-name="P1">Problems: it's annoying. <text:s/>Audience may not understand that the code is running entirely on the duckiebot, and not on the laptop. wifi isn't reliable. this has happened: senior faculty pass by quickly, you want to show them a demo, but you have to deal with your laptop. This is an autonomous vehicle. It shouldn't need a laptop. Thus, we must do everything with just a joystick</text:p>
                </text:list-item>
              </text:list>
            </text:list-item>
          </text:list>
        </text:list-item>
        <text:list-item>
          <text:p text:style-name="P1">Requirements and Design Goals</text:p>
          <text:list>
            <text:list-item>
              <text:p text:style-name="P1">Start a program of the student or researcher's choosing without using a separate computer to launch it. </text:p>
            </text:list-item>
            <text:list-item>
              <text:p text:style-name="P1">contained within duckiebot; no laptop interaction.</text:p>
            </text:list-item>
            <text:list-item>
              <text:p text:style-name="P1">reliable. This cannot fail when you're in front of an audience. </text:p>
            </text:list-item>
            <text:list-item>
              <text:p text:style-name="P1">easy and fast to use. Students shouldn't have a hard time interfacing with this, or have to push more buttons than either rosrun method. </text:p>
            </text:list-item>
            <text:list-item>
              <text:p text:style-name="P1">future-proof. This was not an initial need, but instead grew as a requirement as the implementation options' lifespans were reviewed. </text:p>
            </text:list-item>
          </text:list>
        </text:list-item>
        <text:list-item>
          <text:p text:style-name="P6">Existing technologies used here</text:p>
          <text:list>
            <text:list-item>
              <text:p text:style-name="P6">js_linux.py</text:p>
            </text:list-item>
            <text:list-item>
              <text:p text:style-name="P6">init.d/linux</text:p>
            </text:list-item>
            <text:list-item>
              <text:p text:style-name="P6">supervisord</text:p>
            </text:list-item>
          </text:list>
        </text:list-item>
        <text:list-item>
          <text:p text:style-name="P6">Implementation</text:p>
          <text:list>
            <text:list-item>
              <text:p text:style-name="P3">Joystick Daemon</text:p>
              <text:list>
                <text:list-item>
                  <text:p text:style-name="P4">apt-get isntall joystick; jstest; python app from github</text:p>
                </text:list-item>
                <text:list-item>
                  <text:p text:style-name="P4">joystick-daemon.py; startuptest</text:p>
                </text:list-item>
              </text:list>
            </text:list-item>
            <text:list-item>
              <text:p text:style-name="P3">Starting up the joystick daemon</text:p>
              <text:list>
                <text:list-item>
                  <text:p text:style-name="P7">(runlevels, if need <text:span text:style-name="T2">more padding)</text:span></text:p>
                </text:list-item>
                <text:list-item>
                  <text:p text:style-name="P1">init.d</text:p>
                </text:list-item>
                <text:list-item>
                  <text:p text:style-name="P2">rc.local</text:p>
                </text:list-item>
                <text:list-item>
                  <text:p text:style-name="P1">supervisord</text:p>
                </text:list-item>
              </text:list>
            </text:list-item>
          </text:list>
        </text:list-item>
        <text:list-item>
          <text:p text:style-name="P5">Conclusions and Future work</text:p>
          <text:list>
            <text:list-item>
              <text:p text:style-name="P6">results</text:p>
              <text:list>
                <text:list-item>
                  <text:p text:style-name="P6">yo. it ran like 10 times in a row, successfully. It be good.</text:p>
                </text:list-item>
              </text:list>
            </text:list-item>
            <text:list-item>
              <text:p text:style-name="P6">It shouldn't have taken this long. It's not worth figuring out why rc.local didn't work. Who knows.</text:p>
            </text:list-item>
            <text:list-item>
              <text:p text:style-name="P6">Make it prettier. </text:p>
            </text:list-item>
            <text:list-item>
              <text:p text:style-name="P6">Make it more user friendly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4:01:31.696698404</meta:creation-date>
    <meta:editing-duration>PT11M5S</meta:editing-duration>
    <meta:editing-cycles>2</meta:editing-cycles>
    <meta:generator>LibreOffice/4.2.8.2$Linux_X86_64 LibreOffice_project/420m0$Build-2</meta:generator>
    <dc:date>2016-08-21T16:30:25.920594270</dc:date>
    <meta:document-statistic meta:table-count="0" meta:image-count="0" meta:object-count="0" meta:page-count="1" meta:paragraph-count="31" meta:word-count="310" meta:character-count="1732" meta:non-whitespace-character-count="1477"/>
  </office:meta>
</office:document-meta>
</file>